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me string: 0042001800427e00</text:p>
      <text:p text:style-name="P1"/>
      <text:p text:style-name="P1">┌──────────┬───────────┬────────────────┐</text:p>
      <text:p text:style-name="P1">│ <text:s text:c="3"/>Hex <text:s text:c="2"/>│ <text:s text:c="2"/>Binary <text:s/>│ <text:s text:c="5"/>Rows <text:s text:c="5"/>│</text:p>
      <text:p text:style-name="P1">├──────────┼───────────┼────────────────┤</text:p>
      <text:p text:style-name="P1">│ <text:s text:c="3"/>00 <text:s text:c="3"/>│ 0000 0000 │ <text:s text:c="15"/>│</text:p>
      <text:p text:style-name="P1">│ <text:s text:c="3"/>42 <text:s text:c="3"/>│ 0100 0010 │ <text:s/>██ <text:s text:c="7"/>██ <text:s/>│</text:p>
      <text:p text:style-name="P1">│ <text:s text:c="3"/>00 <text:s text:c="3"/>│ 0000 0000 │ <text:s text:c="15"/>│</text:p>
      <text:p text:style-name="P1">│ <text:s text:c="3"/>18 <text:s text:c="3"/>│ 0001 1000 │ <text:s text:c="5"/>████ <text:s text:c="5"/>│</text:p>
      <text:p text:style-name="P1">│ <text:s text:c="3"/>00 <text:s text:c="3"/>│ 0000 0000 │ <text:s text:c="15"/>│</text:p>
      <text:p text:style-name="P1">│ <text:s text:c="3"/>42 <text:s text:c="3"/>│ 0100 0010 │ <text:s/>██ <text:s text:c="7"/>██ <text:s/>│</text:p>
      <text:p text:style-name="P1">│ <text:s text:c="3"/>7e <text:s text:c="3"/>│ 0111 1110 │ <text:s/>████████████ <text:s/>│</text:p>
      <text:p text:style-name="P1">│ <text:s text:c="3"/>00 <text:s text:c="3"/>│ 0000 0000 │ <text:s text:c="15"/>│</text:p>
      <text:p text:style-name="P1">└──────────┴───────────┴────────────────┘</text:p>
      <text:p text:style-name="P1"/>
      <text:p text:style-name="P1">Frame string: 00080c3e0c080000</text:p>
      <text:p text:style-name="P1"/>
      <text:p text:style-name="P1">┌──────────┬───────────┬────────────────┐</text:p>
      <text:p text:style-name="P1">│ <text:s text:c="3"/>Hex <text:s text:c="2"/>│ <text:s text:c="2"/>Binary <text:s/>│ <text:s text:c="5"/>Rows <text:s text:c="5"/>│</text:p>
      <text:p text:style-name="P1">├──────────┼───────────┼────────────────┤</text:p>
      <text:p text:style-name="P1">│ <text:s text:c="9"/>│ <text:s text:c="10"/>│ <text:s text:c="15"/>│</text:p>
      <text:p text:style-name="P1">│ <text:s text:c="9"/>│ <text:s text:c="10"/>│ <text:s text:c="15"/>│</text:p>
      <text:p text:style-name="P1">│ <text:s text:c="9"/>│ <text:s text:c="10"/>│ <text:s text:c="15"/>│</text:p>
      <text:p text:style-name="P1">│ <text:s text:c="9"/>│ <text:s text:c="10"/>│ <text:s text:c="15"/>│</text:p>
      <text:p text:style-name="P1">│ <text:s text:c="9"/>│ <text:s text:c="10"/>│ <text:s text:c="15"/>│</text:p>
      <text:p text:style-name="P1">│ <text:s text:c="9"/>│ <text:s text:c="10"/>│ <text:s text:c="15"/>│</text:p>
      <text:p text:style-name="P1">│ <text:s text:c="9"/>│ <text:s text:c="10"/>│ <text:s text:c="15"/>│</text:p>
      <text:p text:style-name="P1">│ <text:s text:c="9"/>│ <text:s text:c="10"/>│ <text:s text:c="15"/>│</text:p>
      <text:p text:style-name="P1">└──────────┴───────────┴────────────────┘</text:p>
      <text:p text:style-name="P1"/>
      <text:p text:style-name="P1">Frame string: </text:p>
      <text:p text:style-name="P1"/>
      <text:p text:style-name="P1">┌──────────┬───────────┬────────────────┐</text:p>
      <text:p text:style-name="P1">│ <text:s text:c="3"/>Hex <text:s text:c="2"/>│ <text:s text:c="2"/>Binary <text:s/>│ <text:s text:c="5"/>Rows <text:s text:c="5"/>│</text:p>
      <text:p text:style-name="P1">├──────────┼───────────┼────────────────┤</text:p>
      <text:p text:style-name="P1">│ <text:s text:c="9"/>│ <text:s text:c="10"/>│ <text:s text:c="15"/>│</text:p>
      <text:p text:style-name="P1">│ <text:s text:c="9"/>│ <text:s text:c="10"/>│ <text:s text:c="5"/>████ <text:s text:c="5"/>│</text:p>
      <text:p text:style-name="P1">│ <text:s text:c="9"/>│ <text:s text:c="10"/>│ <text:s text:c="3"/>██ <text:s text:c="9"/>│</text:p>
      <text:p text:style-name="P1">│ <text:s text:c="9"/>│ <text:s text:c="10"/>│ <text:s text:c="3"/>██ <text:s text:c="9"/>│</text:p>
      <text:p text:style-name="P1">│ <text:s text:c="9"/>│ <text:s text:c="10"/>│ <text:s text:c="3"/>██ <text:s/>██ <text:s text:c="5"/>│</text:p>
      <text:p text:style-name="P1">│ <text:s text:c="9"/>│ <text:s text:c="10"/>│ <text:s text:c="5"/>████ <text:s text:c="5"/>│</text:p>
      <text:p text:style-name="P1">│ <text:s text:c="9"/>│ <text:s text:c="10"/>│ <text:s text:c="15"/>│</text:p>
      <text:p text:style-name="P1">│ <text:s text:c="9"/>│ <text:s text:c="10"/>│ <text:s text:c="15"/>│</text:p>
      <text:p text:style-name="P1">└──────────┴───────────┴─────────────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1:04:11.077444189</meta:creation-date>
    <dc:date>2026-02-18T12:15:07.809053678</dc:date>
    <meta:editing-duration>PT6M38S</meta:editing-duration>
    <meta:editing-cycles>3</meta:editing-cycles>
    <meta:generator>LibreOffice/24.8.3.2$Linux_X86_64 LibreOffice_project/480$Build-2</meta:generator>
    <meta:document-statistic meta:table-count="0" meta:image-count="0" meta:object-count="0" meta:page-count="1" meta:paragraph-count="39" meta:word-count="170" meta:character-count="1550" meta:non-whitespace-character-count="704"/>
  </office:meta>
</office:document-meta>
</file>